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9ac0" officeooo:paragraph-rsid="001b9ac0"/>
    </style:style>
    <style:style style:name="P2" style:family="paragraph" style:parent-style-name="Standard" style:list-style-name="L1">
      <style:text-properties officeooo:rsid="001b9ac0" officeooo:paragraph-rsid="001b9ac0"/>
    </style:style>
    <style:style style:name="P3" style:family="paragraph" style:parent-style-name="Standard" style:list-style-name="L1">
      <style:text-properties officeooo:rsid="001c4dfb" officeooo:paragraph-rsid="001c4dfb"/>
    </style:style>
    <style:style style:name="P4" style:family="paragraph" style:parent-style-name="Standard">
      <style:text-properties officeooo:rsid="001c4dfb" officeooo:paragraph-rsid="001c4dfb"/>
    </style:style>
    <style:style style:name="P5" style:family="paragraph" style:parent-style-name="Standard">
      <style:text-properties officeooo:rsid="001dfc39" officeooo:paragraph-rsid="001dfc39"/>
    </style:style>
    <style:style style:name="P6" style:family="paragraph" style:parent-style-name="Standard" style:list-style-name="L3">
      <style:text-properties officeooo:rsid="001dfc39" officeooo:paragraph-rsid="001dfc39"/>
    </style:style>
    <style:style style:name="P7" style:family="paragraph" style:parent-style-name="Standard" style:list-style-name="L3">
      <style:text-properties officeooo:rsid="001e0931" officeooo:paragraph-rsid="001e0931"/>
    </style:style>
    <style:style style:name="P8" style:family="paragraph" style:parent-style-name="Standard" style:list-style-name="L3">
      <style:text-properties officeooo:rsid="001ff7e5" officeooo:paragraph-rsid="001ff7e5"/>
    </style:style>
    <style:style style:name="P9" style:family="paragraph" style:parent-style-name="Standard">
      <style:text-properties officeooo:rsid="002055db" officeooo:paragraph-rsid="002055db"/>
    </style:style>
    <style:style style:name="P10" style:family="paragraph" style:parent-style-name="Standard" style:list-style-name="L4">
      <style:text-properties officeooo:rsid="002055db" officeooo:paragraph-rsid="002055db"/>
    </style:style>
    <style:style style:name="P11" style:family="paragraph" style:parent-style-name="Standard" style:list-style-name="L4">
      <style:text-properties officeooo:paragraph-rsid="002055db"/>
    </style:style>
    <style:style style:name="P12" style:family="paragraph" style:parent-style-name="Standard">
      <style:text-properties officeooo:paragraph-rsid="002055db"/>
    </style:style>
    <style:style style:name="P13" style:family="paragraph" style:parent-style-name="Standard">
      <style:text-properties officeooo:rsid="002318df" officeooo:paragraph-rsid="002318df"/>
    </style:style>
    <style:style style:name="T1" style:family="text">
      <style:text-properties officeooo:rsid="001c4dfb"/>
    </style:style>
    <style:style style:name="T2" style:family="text">
      <style:text-properties officeooo:rsid="001ff7e5"/>
    </style:style>
    <style:style style:name="T3" style:family="text">
      <style:text-properties officeooo:rsid="002055db"/>
    </style:style>
    <style:style style:name="T4" style:family="text">
      <style:text-properties officeooo:rsid="002318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play de <text:span text:style-name="T4">American Acient Empires</text:span></text:p>
      <text:p text:style-name="P1"/>
      <text:p text:style-name="P1"/>
      <text:p text:style-name="P1">Es muy similar a 0 A.D., con algunos cambios listados aquí:</text:p>
      <text:p text:style-name="P1"/>
      <text:list xml:id="list2423345589" text:style-name="L1">
        <text:list-item>
          <text:p text:style-name="P2">Algunas civilizaciones son buenas en algunas cosas(ej: Los Nahuas <text:span text:style-name="T1">obtienen alimento más rápido de los campos</text:span>).</text:p>
        </text:list-item>
        <text:list-item>
          <text:p text:style-name="P3">Ciertas culturas usan mas un recurso que otro(ej: Los Tupis solo usan madera y comida).</text:p>
        </text:list-item>
        <text:list-item>
          <text:p text:style-name="P3">Los Centros Cívicos son mas costosos para las civilizaciones que usen piedra, pero cuestan mas en construirse y son un poco mas fuertes.</text:p>
        </text:list-item>
        <text:list-item>
          <text:p text:style-name="P3">Hay aldeas que dan tributo con el tiempo a las que las controlen, ademas de tropas y algunas tecnologías.</text:p>
        </text:list-item>
      </text:list>
      <text:p text:style-name="P4"/>
      <text:p text:style-name="P4"/>
      <text:p text:style-name="P5">Civilizaciones actuales:</text:p>
      <text:p text:style-name="P5"/>
      <text:list xml:id="list3824431793" text:style-name="L3">
        <text:list-item>
          <text:p text:style-name="P6">Mexicas: Buenos en el comercio y la agricultura, tienen un mayor numero de unidades contra infantería.</text:p>
        </text:list-item>
        <text:list-item>
          <text:p text:style-name="P6">Tlaxcaltecas: Buenos en defensa y en generar recursos, tienen una pequeña ventaja contra las demás unidades de las civilizaciones nahuas(Toltecas y Mexicas).</text:p>
        </text:list-item>
        <text:list-item>
          <text:p text:style-name="P7">Toltecas(Mejor conocidos como Teotihuacanos):<text:span text:style-name="T2">Buenos en la recolecion de comida de la caza y los campos y en la extracción de piedra(representa lo buenos que eran al recolectar obsidiana)</text:span></text:p>
        </text:list-item>
        <text:list-item>
          <text:p text:style-name="P8">Incas: <text:span text:style-name="T3">Tienen la infantería mas fuerte de todas las civilizaciones del mod, pueden crear llamas, los edificios son muy caros, no tienen mercado, las casas generan recursos(representación de los impuestos, que era trabajar para el imperio), solo tienen un héroe El Inca </text:span></text:p>
        </text:list-item>
      </text:list>
      <text:p text:style-name="P9"/>
      <text:p text:style-name="P9">Las que faltan:</text:p>
      <text:list xml:id="list2548861746" text:style-name="L4">
        <text:list-item>
          <text:p text:style-name="P10">Mayas de Tikal</text:p>
        </text:list-item>
        <text:list-item>
          <text:p text:style-name="P11"><text:span text:style-name="T3">Mayas </text:span>Quechies</text:p>
        </text:list-item>
        <text:list-item>
          <text:p text:style-name="P10">Pipiles</text:p>
        </text:list-item>
        <text:list-item>
          <text:p text:style-name="P10">Tarascos</text:p>
        </text:list-item>
        <text:list-item>
          <text:p text:style-name="P10">Purepechas</text:p>
        </text:list-item>
        <text:list-item>
          <text:p text:style-name="P10">Tupis</text:p>
        </text:list-item>
        <text:list-item>
          <text:p text:style-name="P10">Mapuches</text:p>
        </text:list-item>
        <text:list-item>
          <text:p text:style-name="P10">Hopis</text:p>
        </text:list-item>
        <text:list-item>
          <text:p text:style-name="P11"><text:span text:style-name="T3">Raramuris o T</text:span>arahumaras</text:p>
        </text:list-item>
      </text:list>
      <text:p text:style-name="P12"/>
      <text:p text:style-name="P12"/>
      <text:p text:style-name="P13">En este momento estoy haciendo de cero los templates y civ.json de las civis que lle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7:13:42.417000000</meta:creation-date>
    <dc:date>2019-01-25T18:58:48.368000000</dc:date>
    <meta:editing-duration>PT10M59S</meta:editing-duration>
    <meta:editing-cycles>2</meta:editing-cycles>
    <meta:generator>LibreOffice/6.0.4.2$Windows_X86_64 LibreOffice_project/9b0d9b32d5dcda91d2f1a96dc04c645c450872bf</meta:generator>
    <meta:document-statistic meta:table-count="0" meta:image-count="0" meta:object-count="0" meta:page-count="1" meta:paragraph-count="22" meta:word-count="249" meta:character-count="1482" meta:non-whitespace-character-count="1271"/>
  </office:meta>
</office:document-meta>
</file>